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9bc2e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44444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9bc2e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ABTS LOGIN 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id (pravallika)and pswrd(B.Pravallika) and click on submit</text:p>
          </table:table-cell>
          <table:table-cell table:style-name="ce7" office:value-type="string">
            <text:p>both the credentials are valid</text:p>
          </table:table-cell>
          <table:table-cell table:style-name="ce7" office:value-type="string">
            <text:p>Login accepted</text:p>
          </table:table-cell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invalid loginid(pandu)and valid pswrd(pandu.123) 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nid(prav)and invalid pswrd(prav@123)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LEAVE TRAC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7" table:number-columns-repeated="4"/>
          <table:table-cell table:number-columns-repeated="1018"/>
        </table:table-row>
        <table:table-row table:style-name="ro4">
          <table:table-cell table:style-name="ce4" office:value-type="string">
            <text:p>case</text:p>
          </table:table-cell>
          <table:table-cell table:style-name="ce4" office:value-type="string">
            <text:p>precondition</text:p>
          </table:table-cell>
          <table:table-cell table:style-name="ce8" office:value-type="string">
            <text:p>scenario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testdata</text:p>
          </table:table-cell>
          <table:table-cell table:style-name="ce4" office:value-type="string">
            <text:p>expected output</text:p>
          </table:table-cell>
          <table:table-cell table:number-columns-repeated="101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reason should enter</text:p>
          </table:table-cell>
          <table:table-cell table:style-name="ce3" office:value-type="string">
            <text:p>submit successfully</text:p>
          </table:table-cell>
          <table:table-cell table:number-columns-repeated="1018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invalid date reason should enter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without reason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HR CONNECT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<text:s/>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and valid issue with valid category and subcategory</text:p>
          </table:table-cell>
          <table:table-cell table:style-name="ce7" office:value-type="string">
            <text:p>connected successfully</text:p>
          </table:table-cell>
          <table:table-cell table:number-columns-repeated="1018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invalid empid,name and valid issuewith valid category and subcategory</text:p>
          </table:table-cell>
          <table:table-cell table:style-name="ce7" office:value-type="string">
            <text:p>unable to connect</text:p>
          </table:table-cell>
          <table:table-cell table:number-columns-repeated="1018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 and invalid issuewith valid category and subcategory</text:p>
          </table:table-cell>
          <table:table-cell table:style-name="ce3" office:value-type="string">
            <text:p>unable to connec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MEETING ROOM BOO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valid select time,extn,proj/group</text:p>
          </table:table-cell>
          <table:table-cell table:style-name="ce7" office:value-type="string">
            <text:p>The booking is successfu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invalid select time and 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3" office:value-type="string">
            <text:p>valid select time and in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0/11/2021</text:date>, <text:time>10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0T10:09:08.50</dc:date>
    <dc:creator>Boddu Pravallika</dc:creator>
    <meta:generator>OpenOffice/4.1.8$Win32 OpenOffice.org_project/418m3$Build-9803</meta:generator>
    <meta:editing-duration>PT48S</meta:editing-duration>
    <meta:editing-cycles>1</meta:editing-cycles>
    <meta:document-statistic meta:table-count="1" meta:cell-count="100" meta:object-count="0"/>
  </office:meta>
</office:document-meta>
</file>